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0f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164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0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217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d6a81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df0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811cm" svg:height="0.892cm" svg:x="9.67cm" svg:y="14.388cm" svg:viewBox="0 0 1812 893" draw:points="0,893 181,0 1812,540">
            <text:p/>
          </draw:polygon>
          <draw:frame draw:style-name="gr2" draw:text-style-name="P3" draw:layer="layout" svg:width="0.664cm" svg:height="0.588cm" svg:x="11.252cm" svg:y="14.859cm">
            <draw:text-box>
              <text:p text:style-name="P2"><text:span text:style-name="T1">L</text:span></text:p>
            </draw:text-box>
          </draw:frame>
          <draw:frame draw:style-name="gr3" draw:text-style-name="P3" draw:layer="layout" svg:width="0.59cm" svg:height="0.588cm" svg:x="9.449cm" svg:y="13.986cm">
            <draw:text-box>
              <text:p text:style-name="P2"><text:span text:style-name="T1">I</text:span></text:p>
            </draw:text-box>
          </draw:frame>
          <draw:frame draw:style-name="gr4" draw:text-style-name="P3" draw:layer="layout" svg:width="0.717cm" svg:height="0.588cm" svg:x="9.1cm" svg:y="15.103cm">
            <draw:text-box>
              <text:p text:style-name="P2"><text:span text:style-name="T1">N</text:span></text:p>
            </draw:text-box>
          </draw:frame>
          <draw:line draw:style-name="gr5" draw:text-style-name="P4" draw:layer="layout" svg:x1="9.67cm" svg:y1="15.288cm" svg:x2="10.67cm" svg:y2="14.3cm">
            <text:p/>
          </draw:line>
          <draw:line draw:style-name="gr6" draw:text-style-name="P4" draw:layer="layout" svg:x1="9.67cm" svg:y1="15.288cm" svg:x2="11.492cm" svg:y2="14.928cm">
            <text:p/>
          </draw:line>
          <draw:line draw:style-name="gr6" draw:text-style-name="P4" draw:layer="layout" svg:x1="9.67cm" svg:y1="15.288cm" svg:x2="9.853cm" svg:y2="14.388cm">
            <text:p/>
          </draw:line>
          <draw:line draw:style-name="gr6" draw:text-style-name="P4" draw:layer="layout" svg:x1="11.492cm" svg:y1="14.928cm" svg:x2="9.853cm" svg:y2="14.388cm">
            <text:p/>
          </draw:line>
          <draw:line draw:style-name="gr6" draw:text-style-name="P4" draw:layer="layout" svg:x1="9.775cm" svg:y1="15.085cm" svg:x2="9.877cm" svg:y2="14.963cm">
            <text:p/>
          </draw:line>
          <draw:circle draw:style-name="gr7" draw:text-style-name="P5" draw:layer="layout" svg:width="0.592cm" svg:height="0.592cm" svg:x="9.386cm" svg:y="14.984cm" draw:kind="arc" draw:start-angle="9.88" draw:end-angle="82.45">
            <text:p/>
          </draw:circle>
          <draw:line draw:style-name="gr6" draw:text-style-name="P4" draw:layer="layout" svg:x1="9.889cm" svg:y1="15.165cm" svg:x2="9.996cm" svg:y2="15.0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3:35.488048904</meta:creation-date>
    <dc:date>2018-02-09T16:54:22.707369789</dc:date>
    <meta:editing-duration>PT47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